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ongti SC" svg:font-family="Songti SC" style:font-family-generic="system" style:font-pitch="variable" svg:panose-1="2 1 6 0 4 1 1 1 1 1"/>
    <style:font-face style:name="Arial Unicode MS" svg:font-family="Arial Unicode MS" style:font-family-generic="swiss" style:font-pitch="variable" svg:panose-1="2 11 6 4 2 2 2 2 2 4"/>
    <style:font-face style:name="PingFang SC" svg:font-family="PingFang SC" style:font-family-generic="swiss" style:font-pitch="variable" svg:panose-1="2 11 4 0 0 0 0 0 0 0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T4" style:parent-style-name="DefaultParagraphFont" style:family="text">
      <style:text-properties fo:color="#C9211E"/>
    </style:style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T12" style:parent-style-name="DefaultParagraphFont" style:family="text">
      <style:text-properties fo:background-color="#FFFF00"/>
    </style:style>
    <style:style style:name="P13" style:parent-style-name="Standard" style:family="paragraph"/>
    <style:style style:name="T14" style:parent-style-name="DefaultParagraphFont" style:family="text">
      <style:text-properties fo:background-color="#FFFF00"/>
    </style:style>
    <style:style style:name="P15" style:parent-style-name="Standard" style:family="paragraph"/>
    <style:style style:name="T16" style:parent-style-name="DefaultParagraphFont" style:family="text">
      <style:text-properties fo:background-color="#FFFF00"/>
    </style:style>
    <style:style style:name="T17" style:parent-style-name="DefaultParagraphFont" style:family="text">
      <style:text-properties fo:background-color="#FFFF00"/>
    </style:style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</office:automatic-styles>
  <office:body>
    <office:text text:use-soft-page-breaks="true">
      <text:p text:style-name="P1">SURE Research</text:p>
      <text:p text:style-name="Standard"/>
      <text:p text:style-name="Standard">Found info from JSTOR</text:p>
      <text:p text:style-name="Standard"/>
      <text:p text:style-name="Standard">Questions – IEEE Explore free access?</text:p>
      <text:p text:style-name="Standard">Springer</text:p>
      <text:p text:style-name="Standard"/>
      <text:h text:style-name="Heading1" text:outline-level="1">Related Papers</text:h>
      <text:p text:style-name="Standard"/>
      <text:list text:style-name="LFO1" text:continue-numbering="true">
        <text:list-item>
          <text:p text:style-name="P2"><text:a xlink:href="https://kevindick.ai/publication/dick-2020-gas/dick-2020-gas.pdf" office:target-frame-name="_top" xlink:show="replace">https://kevindick.ai/publication/dick-2020-gas/dick-2020-gas.pdf</text:a><text:s/>← how to use GSV and computer vision to extract fuel prices from gas stations from autonomous vehicle cameras to update real-time crowd-sourced database</text:p>
        </text:list-item>
        <text:list-item>
          <text:p text:style-name="P3"><text:a xlink:href="https://www.nap.edu/read/13471/chapter/6#80" office:target-frame-name="_top" xlink:show="replace">https://www.nap.edu/read/13471/chapter/6#80</text:a><text:s/>← some information about how to construct a<text:s/><text:span text:style-name="T4">decision framewor</text:span></text:p>
        </text:list-item>
        <text:list-item>
          <text:p text:style-name="P5"><text:a xlink:href="https://poseidon01.ssrn.com/delivery.php?ID=611103021078104114124009091113070112034072042037055057122116107022105001025120086096028012000000098030047020010079092118103100111025000087019000002008068027115066105066009032027078000123002121091008108064113007023125082106102019120015124006115122097096&amp;EXT=pdf&amp;INDEX=TRUE" office:target-frame-name="_top" xlink:show="replace">paper</text:a><text:s/>← when are consumers more likely to search for a gas station, more searched when prices were were higher – prospect theory explanation – can’t see all prices, most search prices on the road not online</text:p>
        </text:list-item>
        <text:list-item>
          <text:p text:style-name="P6">Risk Aversion and<text:s/>Asymmetric Search:</text:p>
          <text:list text:continue-numbering="true">
            <text:list-item>
              <text:p text:style-name="P7"><text:a xlink:href="https://www.newyorkfed.org/medialibrary/media/research/staff_reports/sr430.pdf" office:target-frame-name="_top" xlink:show="replace">https://www.newyorkfe<text:bookmark-start text:name="_Hlt74822465"/>d<text:bookmark-end text:name="_Hlt74822465"/>.org/medialibrary/media/research/staff_reports/sr430.pdf</text:a></text:p>
            </text:list-item>
            <text:list-item>
              <text:p text:style-name="P8">Hull’s law: people will choose the action that requires less work between equally reinforced actions (<text:a xlink:href="https://www.ncbi.nlm.nih.gov/pmc/articles/PMC6793877/" office:target-frame-name="_top" xlink:show="replace">https://www.ncbi.nlm.nih.gov/pmc/articles/PMC6793877/</text:a>) → how it relates to prospect theory need to reduce loss – more effort = loss, less effort<text:s/>= gain?</text:p>
              <text:list text:continue-numbering="true">
                <text:list-item>
                  <text:p text:style-name="P9">More times you move far to a disappointment, more likely you will stop looking</text:p>
                </text:list-item>
              </text:list>
            </text:list-item>
          </text:list>
        </text:list-item>
        <text:list-item>
          <text:p text:style-name="P10">BEV Charging behavior:<text:s/><text:a xlink:href="../•%20https:/0-www-jstor-org.wizard.umd.umich.edu/stable/pdf/26168962.pdf%3Fab_segments=0%252Fbasic_search_gsv2%252Fcontrol&amp;refreqid=excelsior%3A6a0518f47f46669a0629d4bbb0889916" office:target-frame-name="_top" xlink:show="replace">link</text:a><text:s/>← most charging was at home</text:p>
        </text:list-item>
        <text:list-item>
          <text:p text:style-name="P11"><text:a xlink:href="https://ieeexplore.ieee.org/abstract/document/8737723" office:target-frame-name="_top" xlink:show="replace"><text:span text:style-name="T12">https://ieeexplore.ieee.org/abstract/document/8737723</text:span></text:a></text:p>
        </text:list-item>
        <text:list-item>
          <text:p text:style-name="P13"><text:span text:style-name="T14">https://ieeexplore.ieee.org/abstract/document/8366991← need access</text:span></text:p>
        </text:list-item>
        <text:list-item>
          <text:p text:style-name="P15"><text:a xlink:href="https://link.springer.com/chapter/10.1007/978-3-540-69170-9_10" office:target-frame-name="_top" xlink:show="replace"><text:span text:style-name="T16">https://link.spr</text:span><text:span text:style-name="T17">inger.com/chapter/10.1007/978-3-540-69170-9_10</text:span></text:a></text:p>
        </text:list-item>
        <text:list-item>
          <text:p text:style-name="P18"><text:a xlink:href="https://0-www-jstor-org.wizard.umd.umich.edu/stable/pdf/23358496.pdf?ab_segments=0%252Fbasic_search_gsv2%252Fcontrol&amp;refreqid=excelsior%3A1a6658334b923f645dc51516ccd5dea2" office:target-frame-name="_top" xlink:show="replace">https://0-www-jstor-org.wizard.umd.umich.edu/stable/pdf/23358496.pdf?ab_segments=0%252Fbasic_search_gsv2%252Fcontrol&amp;refreqid=excelsior%3A1a6658334b923f645dc51516ccd5dea2</text:a><text:s/>← mostly psychology, but explains how people pay less attention to search costs when shopping around for fuel</text:p>
        </text:list-item>
        <text:list-item>
          <text:p text:style-name="P19"><text:a xlink:href="https://0-www-jstor-org.wizard.umd.umich.edu/stable/pdf/41289462.pdf?ab_segments=0%252Fbasic_search_gsv2%252Fcontrol&amp;refreqid=excelsior%3A38d2d9808e6ec5be7b4f7be2d61a8b30" office:target-frame-name="_top" xlink:show="replace">https://0-www-jstor-org.wizard.umd.umich.edu/stable/pdf/41289462.pdf?ab_segments=0%252Fbasic_search_gsv2%252Fcontrol&amp;refreqid=excelsior%3A38d2d9808e6ec5be7b4f7be2d61a8b30</text:a><text:s/>← more psychology, about when exactly a customer might choose to search for better prices of fuel, illogical thinking and taking into account luck as a factor</text:p>
        </text:list-item>
        <text:list-item>
          <text:p text:style-name="P20"><text:a xlink:href="https://0-www-jstor-org.wizard.umd.umich.edu/stable/pdf/43189340.pdf?ab_segments=0%252Fbasic_search_gsv2%252Fcontrol&amp;refreqid=excelsior%3A1aee618e37983be72aa12faa34ccc545" office:target-frame-name="_top" xlink:show="replace">https://0-www-jstor-org.wizard.umd.umich.edu/stable/pdf/43189340.pdf?ab_segments=0%252Fbasic_search_gsv2%252Fcontrol&amp;refreqid=excelsior%3A1aee618e37983be72aa12faa34ccc545</text:a><text:s/>← perceived product costs, how customers might accept a higher price simply because they see that price often</text:p>
        </text:list-item>
      </text:list>
      <text:p text:style-name="Standard"/>
      <text:soft-page-break/>
      <text:h text:style-name="Heading1" text:outline-level="1">Unrelated Papers</text:h>
      <text:list text:style-name="LFO2" text:continue-numbering="true">
        <text:list-item>
          <text:p text:style-name="P21"><text:a xlink:href="https://0-www-jstor-org.wizard.umd.umich.edu/stable/pdf/resrep24103.pdf?ab_segments=0%252Fbasic_search_gsv2%252Fcontrol&amp;refreqid=excelsior%3Af338b154af860cee8fe3813646a906db" office:target-frame-name="_top" xlink:show="replace">https://0-www-jstor-org.wizard.umd.umich.edu/stable/pdf/resrep24103.pdf?ab_segments=0%252Fbasic_search_gsv2%252Fcontrol&amp;refreqid=excelsior%3Af338b154af860cee8fe3813646a906db</text:a></text:p>
        </text:list-item>
        <text:list-item>
          <text:p text:style-name="P22"><text:a xlink:href="https://www.bls.gov/osmr/research-papers/2019/pdf/st190040.pdf" office:target-frame-name="_top" xlink:show="replace">https://www.bls.gov/osmr/research-papers/2019/pdf/st190040.pdf</text:a><text:s/>← location as a factor in changing gas prices</text:p>
        </text:list-item>
        <text:list-item>
          <text:p text:style-name="P23"><text:a xlink:href="https://0-www-jstor-org.wizard.umd.umich.edu/stable/pdf/26939423.pdf?ab_segments=0%252Fbasic_search_gsv2%252Fcontrol&amp;refreqid=excelsior%3A255a879207218492908c0ffe214ea575" office:target-frame-name="_top" xlink:show="replace">https://0-www-jstor-org.wizard.umd.umich.edu/stable/pdf/26939423.pdf?ab_segments=0%252Fbasic_search_gsv2%252Fcontrol&amp;refreqid=excelsior%3A255a879207218492908c0ffe214ea575</text:a><text:s/>← impact of taxes on gas prices</text:p>
        </text:list-item>
        <text:list-item>
          <text:p text:style-name="P24"><text:a xlink:href="https://0-www-jstor-org.wizard.umd.umich.edu/stable/pdf/24695015.pdf?ab_segments=0%252Fbasic_search_gsv2%252Fcontrol&amp;refreqid=excelsior%3Aa12b93d11b69f918f11429c7fdf52b0a" office:target-frame-name="_top" xlink:show="replace">https://0-www-jstor-org.wizard.umd.umich.edu/stable/pdf/24695015.pdf?ab_segments=0%252Fbasic_search_gsv2%252Fcontrol&amp;refreqid=excelsior%3Aa12b93d11b69f918f11429c7fdf52b0a</text:a><text:s/>← how customers respond to gas price cycles</text:p>
        </text:list-item>
      </text:list>
      <text:h text:style-name="Heading1" text:outline-level="1">Resource for gas station locations:</text:h>
      <text:list text:style-name="LFO3" text:continue-numbering="true">
        <text:list-item>
          <text:p text:style-name="P25"><text:a xlink:href="https://www.allgasstations.com/" office:target-frame-name="_top" xlink:show="replace">https://www.allgasstations.com/</text:a><text:s/>← locations for gas stations broken down by state and city (and zip code)</text:p>
        </text:list-item>
        <text:list-item>
          <text:p text:style-name="P26"><text:a xlink:href="https://cu-bic.ca/gpa/#download" office:target-frame-name="_top" xlink:show="replace">https://cu-bic.ca/gpa/#download</text:a><text:s/>← dataset of images and prices from the study mentioned above</text:p>
        </text:list-item>
        <text:list-item>
          <text:p text:style-name="P27"><text:a xlink:href="https://wiki.openstreetmap.org/wiki/Tag:amenity%3Dfuel" office:target-frame-name="_top" xlink:show="replace">https://wiki.openstreetmap.org/wiki/Tag:amenity%3Dfuel</text:a><text:s/>← scrape openstreetmap by using “fuel” tag</text:p>
        </text:list-item>
        <text:list-item>
          <text:p text:style-name="P28"><text:a xlink:href="https://afdc.energy.gov/data_download" office:target-frame-name="_top" xlink:show="replace">https://afdc.energy.gov/data_download</text:a><text:s/>← electric charging stations</text:p>
        </text:list-item>
        <text:list-item>
          <text:p text:style-name="P29">DC -<text:s/><text:a xlink:href="https://hub.arcgis.com/datasets/d5f6fbd97d244e1c9dbc42f6440ca09b_3/explore" office:target-frame-name="_top" xlink:show="replace">https://hub.arcgis.com/datasets/d5f6fbd97d244e1c9dbc42f6440ca09b_3/explore</text:a></text:p>
        </text:list-item>
        <text:list-item>
          <text:p text:style-name="P30">Huntsville, AL -<text:s/><text:a xlink:href="https://hub.arcgis.com/datasets/d5f6fbd97d244e1c9dbc42f6440ca09b_3/explore" office:target-frame-name="_top" xlink:show="replace">https://hub.arcgis.com/datasets/d5f6fbd97d244e1c9dbc42f6440ca09b_3/explore</text:a></text:p>
        </text:list-item>
        <text:list-item>
          <text:p text:style-name="P31">local gas station locations:<text:s/><text:a xlink:href="https://hub.arcgis.com/search?q=gas%20stations" office:target-frame-name="_top" xlink:show="replace">https://hub.arcgis.com/search?q=gas%20stations</text:a></text:p>
        </text:list-item>
      </text:list>
      <text:p text:style-name="Standard"/>
      <text:h text:style-name="Heading1" text:outline-level="1">Resources for gas prices:</text:h>
      <text:list text:style-name="LFO4" text:continue-numbering="true">
        <text:list-item>
          <text:p text:style-name="P32"><text:a xlink:href="https://www.eia.gov/dnav/pet/pet_pri_gnd_dcus_nus_w.htm" office:target-frame-name="_top" xlink:show="replace">https://www.eia.gov/dnav/pet/pet_pri_gnd_dcus_nus_w.htm</text:a></text:p>
        </text:list-item>
        <text:list-item>
          <text:p text:style-name="P33"><text:a xlink:href="https://dataverse.harvard.edu/file.xhtml?persistentId=doi:10.7910/DVN/XZUH9V/OSRLQQ&amp;version=1.0" office:target-frame-name="_top" xlink:show="replace">https://dataverse.harvard.edu/file.xhtml?persistentId=doi:10.7910/DVN/XZUH9V/OSRLQQ&amp;version=1.0</text:a><text:s/>← NY gas prices</text:p>
        </text:list-item>
        <text:list-item>
          <text:p text:style-name="P34"><text:a xlink:href="https://www.opisnet.com/" office:target-frame-name="_top" xlink:show="replace">https://www.opisnet.com/</text:a></text:p>
        </text:list-item>
        <text:list-item>
          <text:p text:style-name="P35"><text:a xlink:href="https://gasprices.aaa.com/aaa-gas-cost-calculator/" office:target-frame-name="_top" xlink:show="replace">https://gasprices.aaa.com/aaa-gas-cost-calculator/</text:a><text:s/>← gas cost estimator based on trip, and gas price averages by state</text:p>
        </text:list-item>
        <text:list-item>
          <text:p text:style-name="P36"><text:a xlink:href="https://www.gasbuddy.com/charts" office:target-frame-name="_top" xlink:show="replace">https://www.gasbuddy.com/charts</text:a><text:s/>← chart comparing gas prices</text:p>
        </text:list-item>
      </text:list>
      <text:p text:style-name="Standard"/>
      <text:h text:style-name="Heading1" text:outline-level="1">Factors To Consider:</text:h>
      <text:list text:style-name="LFO5" text:continue-numbering="true">
        <text:list-item>
          <text:p text:style-name="P37">Gas/Electric</text:p>
        </text:list-item>
        <text:list-item>
          <text:p text:style-name="P38">Time of day</text:p>
        </text:list-item>
        <text:list-item>
          <text:p text:style-name="P39">Distance</text:p>
        </text:list-item>
        <text:list-item>
          <text:p text:style-name="P40">Price Difference</text:p>
        </text:list-item>
        <text:list-item>
          <text:p text:style-name="P41">Gas station provider</text:p>
        </text:list-item>
        <text:list-item>
          <text:p text:style-name="P42">rewards member</text:p>
        </text:list-item>
        <text:list-item>
          <text:p text:style-name="P43">convenience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ongti SC" svg:font-family="Songti SC" style:font-family-generic="system" style:font-pitch="variable" svg:panose-1="2 1 6 0 4 1 1 1 1 1"/>
    <style:font-face style:name="Arial Unicode MS" svg:font-family="Arial Unicode MS" style:font-family-generic="swiss" style:font-pitch="variable" svg:panose-1="2 11 6 4 2 2 2 2 2 4"/>
    <style:font-face style:name="PingFang SC" svg:font-family="PingFang SC" style:font-family-generic="swiss" style:font-pitch="variable" svg:panose-1="2 11 4 0 0 0 0 0 0 0"/>
    <style:font-face style:name="OpenSymbol" style:font-charset="x-symbol" svg:font-family="OpenSymbol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Times New Roman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Times New Roman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ouryan Nikam</meta:initial-creator>
    <dc:creator>Nikam, Shouryan</dc:creator>
    <meta:creation-date>2021-05-26T18:27:00Z</meta:creation-date>
    <dc:date>2021-06-17T15:43:00Z</dc:date>
    <meta:template xlink:href="Normal.dotm" xlink:type="simple"/>
    <meta:editing-cycles>49</meta:editing-cycles>
    <meta:editing-duration>PT45600S</meta:editing-duration>
    <meta:document-statistic meta:page-count="3" meta:paragraph-count="14" meta:word-count="1062" meta:character-count="7102" meta:row-count="50" meta:non-whitespace-character-count="6054"/>
  </office:meta>
</office:document-meta>
</file>